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107cm"/>
    </style:style>
    <style:style style:name="gr4" style:family="graphic" style:parent-style-name="standard">
      <style:graphic-properties svg:stroke-color="#ffffff" draw:fill-color="#cccccc" draw:textarea-vertical-align="middle" draw:auto-grow-height="false" fo:min-height="3.815cm" fo:min-width="14.9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  <style:text-properties fo:color="#00a65d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a65d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start"/>
      <style:text-properties fo:color="#ce181e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color="#ce181e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65d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ce181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1.744cm" svg:y1="2.24cm" svg:x2="11.744cm" svg:y2="15.194cm">
          <text:p/>
        </draw:line>
        <draw:line draw:style-name="gr1" draw:text-style-name="P1" draw:layer="layout" svg:x1="22.944cm" svg:y1="2.24cm" svg:x2="22.944cm" svg:y2="15.194cm">
          <text:p/>
        </draw:line>
        <draw:frame draw:style-name="gr2" draw:text-style-name="P2" draw:layer="layout" svg:width="7.648cm" svg:height="1.195cm" svg:x="2.004cm" svg:y="1.778cm">
          <draw:text-box>
            <text:p><text:span text:style-name="T1">NVMe Developers</text:span></text:p>
          </draw:text-box>
        </draw:frame>
        <draw:frame draw:style-name="gr3" draw:text-style-name="P2" draw:layer="layout" svg:width="10.607cm" svg:height="1.195cm" svg:x="24.104cm" svg:y="1.779cm">
          <draw:text-box>
            <text:p><text:span text:style-name="T1">Virtualization Developers</text:span></text:p>
          </draw:text-box>
        </draw:frame>
        <draw:custom-shape draw:style-name="gr4" draw:text-style-name="P3" draw:layer="layout" svg:width="15.494cm" svg:height="4.064cm" svg:x="9.398cm" svg:y="8.89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11.191cm" svg:height="1.987cm" svg:x="0.254cm" svg:y="4.826cm">
          <draw:text-box>
            <text:p text:style-name="P4"><text:span text:style-name="T2">To kick the doorbell register</text:span></text:p>
            <text:p text:style-name="P4"><text:span text:style-name="T2">for IO queue 3 does not work</text:span></text:p>
          </draw:text-box>
        </draw:frame>
        <draw:frame draw:style-name="gr5" draw:text-style-name="P5" draw:layer="layout" svg:width="8.677cm" svg:height="1.987cm" svg:x="23.655cm" svg:y="4.827cm">
          <draw:text-box>
            <text:p text:style-name="P4"><text:span text:style-name="T2">We do not understand</text:span></text:p>
            <text:p text:style-name="P4"><text:span text:style-name="T2">NVMe spec/manual!</text:span></text:p>
          </draw:text-box>
        </draw:frame>
        <draw:frame draw:style-name="gr6" draw:text-style-name="P7" draw:layer="layout" svg:width="21.59cm" svg:height="2.032cm" svg:x="8.382cm" svg:y="14.732cm">
          <draw:text-box>
            <text:list text:style-name="L1">
              <text:list-item>
                <text:p text:style-name="P6"><text:span text:style-name="T3">Both developers understand PCI specification</text:span></text:p>
              </text:list-item>
              <text:list-item>
                <text:p text:style-name="P6"><text:span text:style-name="T3">Write to BAR 0 offset 0x120 does not take effec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3T23:19:13.298617108</dc:date>
    <meta:editing-duration>PT1H45M58S</meta:editing-duration>
    <meta:editing-cycles>103</meta:editing-cycles>
    <meta:generator>LibreOffice/6.0.7.3$Linux_X86_64 LibreOffice_project/00m0$Build-3</meta:generator>
    <meta:document-statistic meta:object-count="31"/>
  </office:meta>
</office:document-meta>
</file>